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aaf" officeooo:paragraph-rsid="00057aaf"/>
    </style:style>
    <style:style style:name="P2" style:family="paragraph" style:parent-style-name="Standard">
      <style:text-properties style:font-name="sans-serif" fo:font-size="13.5pt" officeooo:rsid="00057aaf" officeooo:paragraph-rsid="00057aaf"/>
    </style:style>
    <style:style style:name="P3" style:family="paragraph" style:parent-style-name="Standard">
      <style:text-properties style:font-name="sans-serif" fo:font-size="13.5pt" officeooo:rsid="0006f0cc" officeooo:paragraph-rsid="0006f0cc"/>
    </style:style>
    <style:style style:name="P4" style:family="paragraph" style:parent-style-name="Standard">
      <style:text-properties style:font-name="sans-serif" fo:font-size="13.5pt" officeooo:rsid="00079959" officeooo:paragraph-rsid="00079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in communication 5</text:p>
      <text:p text:style-name="P1"/>
      <text:p text:style-name="P2">Capture the TCP packets with a destination port number in the range from 10 to 100.</text:p>
      <text:p text:style-name="P2"/>
      <text:p text:style-name="P3">So I started a python server and client on port 23 (telnet) and send a message “hello world”. My sniffer received it. (code for the server and client in python is provided)</text:p>
      <text:p text:style-name="P3"/>
      <text:p text:style-name="P4">HERE IMAGE CLIENTSERVER PYTHON TEL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3:24:26.175490545</meta:creation-date>
    <dc:date>2020-01-28T13:31:07.177836164</dc:date>
    <meta:editing-duration>PT6M41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4" meta:word-count="57" meta:character-count="321" meta:non-whitespace-character-count="268"/>
  </office:meta>
</office:document-meta>
</file>